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4.8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0.6667in"/>
    </style:style>
    <style:style style:name="rststyle-rststyle-table-1.B" style:family="table-column">
      <style:table-column-properties style:column-width="14.1667in"/>
    </style:style>
    <style:style style:name="rststyle-rststyle-table-2" style:family="table">
      <style:table-properties table:align="left" fo:margin-top="0in" fo:margin-bottom="0.10in" style:width="4.4167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0.6667in"/>
    </style:style>
    <style:style style:name="rststyle-rststyle-table-2.B" style:family="table-column">
      <style:table-column-properties style:column-width="3.7500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able:table table:name="rststyle-rststyle-table-1" table:style-name="rststyle-rststyle-table-1">
        <table:table-column table:style-name="rststyle-rststyle-table-1.A"/>
        <table:table-column table:style-name="rststyle-rststyle-table-1.B"/>
        <table:table-header-rows>
          <table:table-row>
            <table:table-cell table:style-name="rststyle-rststyle-table-1.A1" office:value-type="string" table:number-columns-spanned="2">
              <text:p text:style-name="Table_20_Heading">Temel kavramlar</text:p>
            </table:table-cell>
          </table:table-row>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blockquote"><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menuentry "Start Debian 64-bit" --class debian {' &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10-29T12:09:39</meta:creation-date>
    <dc:creator>sulin</dc:creator>
    <dc:date>2021-10-29T12:09:39</dc:date>
    <dc:language>en-US</dc:language>
    <meta:editing-cycles>1</meta:editing-cycles>
    <meta:editing-duration>PT00M01S</meta:editing-duration>
    <dc:title>Iso yapımı</dc:title>
  </office:meta>
</office:document-meta>
</file>